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.923cm" table:align="left"/>
    </style:style>
    <style:style style:name="Таблица1.A" style:family="table-column">
      <style:table-column-properties style:column-width="2.485cm"/>
    </style:style>
    <style:style style:name="Таблица1.B" style:family="table-column">
      <style:table-column-properties style:column-width="0.437cm"/>
    </style:style>
    <style:style style:name="Таблица1.A1" style:family="table-cell">
      <style:table-cell-properties fo:padding="0cm" fo:border="none"/>
    </style:style>
    <style:style style:name="P1" style:family="paragraph" style:parent-style-name="Standard">
      <style:text-properties style:font-name="Arial" fo:font-size="8pt" fo:language="en" fo:country="US" style:font-size-asian="8pt" style:font-size-complex="8pt" style:text-rotation-angle="270" style:text-rotation-scale="line-height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language="en" fo:country="US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language="en" fo:country="US" style:font-size-asian="10pt" style:font-size-complex="10pt"/>
    </style:style>
    <style:style style:name="P5" style:family="paragraph" style:parent-style-name="Standard">
      <style:paragraph-properties fo:margin-top="0cm" fo:margin-bottom="0cm"/>
      <style:text-properties style:font-name="Arial" fo:font-size="6pt" fo:language="en" fo:country="US" style:font-size-asian="6pt" style:font-size-complex="6pt"/>
    </style:style>
    <style:style style:name="P6" style:family="paragraph" style:parent-style-name="Standard">
      <style:text-properties style:font-name="Code 128" fo:font-size="28pt" fo:language="en" fo:country="US" style:font-size-asian="28pt" style:font-size-complex="28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>
        <text:changed-region xml:id="ct98280216" text:id="ct98280216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57237192" text:id="ct257237192">
          <text:insertion>
            <office:change-info>
              <dc:creator>&lt;анонимный&gt;</dc:creator>
              <dc:date>2013-05-14T16:37:00</dc:date>
            </office:change-info>
          </text:insertion>
        </text:changed-region>
        <text:changed-region xml:id="ct257237400" text:id="ct257237400">
          <text:insertion>
            <office:change-info>
              <dc:creator>&lt;анонимный&gt;</dc:creator>
              <dc:date>2013-04-18T16:05:00</dc:date>
            </office:change-info>
          </text:insertion>
        </text:changed-region>
        <text:changed-region xml:id="ct257237504" text:id="ct257237504">
          <text:insertion>
            <office:change-info>
              <dc:creator>&lt;анонимный&gt;</dc:creator>
              <dc:date>2013-04-04T16:1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<text:change-start text:change-id="ct98280216"/>   getData('barcode', barcode)<text:change-end text:change-id="ct98280216"/></text:p>
            <text:p text:style-name="P6"><text:change-start text:change-id="ct257237192"/>getBarcode128('barcode', barcode)<text:change-end text:change-id="ct257237192"/></text:p>
            <text:p text:style-name="P3"><text:change-start text:change-id="ct257237400"/>getShotName('name', barcode)</text:p>
            <text:p text:style-name="P4"><text:change-end text:change-id="ct257237400"/><office:annotation><dc:creator>&lt;анонимный&gt;</dc:creator><dc:date>2013-04-04T16:01:56.10</dc:date><text:p text:style-name="P7"><text:span text:style-name="T1">do row for barcode in data['barcodes']</text:span></text:p></office:annotation></text:p>
          </table:table-cell>
          <table:table-cell table:style-name="Таблица1.A1" office:value-type="string">
            <text:p text:style-name="P1"><text:change-start text:change-id="ct257237504"/>formatDate('datetime', barcode)<text:change-end text:change-id="ct257237504"/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Segoe UI" svg:font-family="'Segoe UI'" style:font-family-generic="swiss"/>
    <style:font-face style:name="Code 128" svg:font-family="'Code 128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7:58:24.25</meta:creation-date>
    <meta:generator>OpenOffice.org/3.4.1$Win32 OpenOffice.org_project/341m1$Build-9593</meta:generator>
    <dc:date>2013-05-14T16:37:59.50</dc:date>
    <meta:editing-duration>PT1H44M42S</meta:editing-duration>
    <meta:editing-cycles>63</meta:editing-cycles>
    <meta:document-statistic meta:table-count="1" meta:image-count="0" meta:object-count="0" meta:page-count="1" meta:paragraph-count="5" meta:word-count="9" meta:character-count="123"/>
  </office:meta>
</office:document-meta>
</file>